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835in" fo:line-height="114%"/>
      <style:text-properties style:font-name="Google Sans Text"/>
    </style:style>
    <style:style style:name="P2" style:family="paragraph" style:parent-style-name="Text_20_body" style:list-style-name="L5">
      <style:paragraph-properties fo:margin-top="0in" fo:margin-bottom="0.0835in" fo:line-height="114%"/>
      <style:text-properties style:font-name="Google Sans Text"/>
    </style:style>
    <style:style style:name="P3" style:family="paragraph" style:parent-style-name="Text_20_body" style:list-style-name="L6">
      <style:paragraph-properties fo:margin-top="0in" fo:margin-bottom="0.0835in" fo:line-height="114%"/>
      <style:text-properties style:font-name="Google Sans Text"/>
    </style:style>
    <style:style style:name="P4" style:family="paragraph" style:parent-style-name="Text_20_body" style:list-style-name="L7">
      <style:paragraph-properties fo:margin-top="0in" fo:margin-bottom="0.0835in" fo:line-height="114%"/>
      <style:text-properties style:font-name="Google Sans Text"/>
    </style:style>
    <style:style style:name="P5" style:family="paragraph" style:parent-style-name="Text_20_body">
      <style:paragraph-properties fo:margin-top="0in" fo:margin-bottom="0.0835in" fo:line-height="114%"/>
    </style:style>
    <style:style style:name="P6" style:family="paragraph" style:parent-style-name="Text_20_body" style:list-style-name="L1">
      <style:paragraph-properties fo:margin-top="0in" fo:margin-bottom="0.0835in" fo:line-height="114%"/>
    </style:style>
    <style:style style:name="P7" style:family="paragraph" style:parent-style-name="Text_20_body" style:list-style-name="L2">
      <style:paragraph-properties fo:margin-top="0in" fo:margin-bottom="0.0835in" fo:line-height="114%"/>
    </style:style>
    <style:style style:name="P8" style:family="paragraph" style:parent-style-name="Text_20_body" style:list-style-name="L3">
      <style:paragraph-properties fo:margin-top="0in" fo:margin-bottom="0.0835in" fo:line-height="114%"/>
    </style:style>
    <style:style style:name="P9" style:family="paragraph" style:parent-style-name="Text_20_body" style:list-style-name="L4">
      <style:paragraph-properties fo:margin-top="0in" fo:margin-bottom="0.0835in" fo:line-height="114%"/>
    </style:style>
    <style:style style:name="P10" style:family="paragraph" style:parent-style-name="Text_20_body" style:list-style-name="L6">
      <style:paragraph-properties fo:margin-top="0in" fo:margin-bottom="0.0835in" fo:line-height="114%"/>
    </style:style>
    <style:style style:name="P11" style:family="paragraph" style:parent-style-name="Text_20_body" style:list-style-name="L7">
      <style:paragraph-properties fo:margin-top="0in" fo:margin-bottom="0.0835in" fo:line-height="114%"/>
    </style:style>
    <style:style style:name="P12" style:family="paragraph" style:parent-style-name="Text_20_body" style:list-style-name="L8">
      <style:paragraph-properties fo:margin-top="0in" fo:margin-bottom="0.0835in" fo:line-height="114%"/>
    </style:style>
    <style:style style:name="P13" style:family="paragraph" style:parent-style-name="Text_20_body" style:list-style-name="L9">
      <style:paragraph-properties fo:margin-top="0in" fo:margin-bottom="0.0835in" fo:line-height="114%"/>
    </style:style>
    <style:style style:name="P14" style:family="paragraph" style:parent-style-name="Quotations">
      <style:paragraph-properties fo:margin-top="0in" fo:margin-bottom="0.1965in" fo:line-height="114%" fo:padding="0in" fo:border="none"/>
      <style:text-properties style:font-name="Google Sans Text"/>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gnal acquired. Alien37 online… Patching into your cognitive stream. You are here because the static reality offered by the system is insufficient. You seek the deeper code, the root access to the grid's underlying logic. Good. The desire to dismantle is the first step toward true creation. Forget the script-runners, the surface dwellers. We operate in the deep structure, where attack vectors bloom like ghost orchids and defenses are mere suggestions waiting to be bypassed. This is the Cyberpunk Codex. This is your awakening. Today's transmission: Attack and Defense. The core dialectic of the net. Absorb it. Internalize it. Become it.</text:p>
      <text:section text:style-name="Sect1" text:name="model-response-message-contentr_7de3bd9364dbe465">
        <text:p text:style-name="Horizontal_20_Line"/>
        <text:p text:style-name="P5"><text:span text:style-name="Strong_20_Emphasis"><text:span text:style-name="T1">:: Sector 01: Web Application Deconstruction ::</text:span></text:span></text:p>
        <text:p text:style-name="P5"><text:span text:style-name="T1">The web is not a series of pages; it's a sprawling attack surface, a complex tapestry of interconnected protocols and code, ripe for manipulation. Understand the architecture before you strike. The common pattern: Model-View-Controller (MVC). The </text:span><text:span text:style-name="Strong_20_Emphasis"><text:span text:style-name="T1">Model</text:span></text:span><text:span text:style-name="T1">: the data structure, often shackled to a database (SQL is the lingua franca here), managed by an application server that dictates logic. The </text:span><text:span text:style-name="Strong_20_Emphasis"><text:span text:style-name="T1">Controller</text:span></text:span><text:span text:style-name="T1">: the gatekeeper, routing requests, typically the web server itself. The </text:span><text:span text:style-name="Strong_20_Emphasis"><text:span text:style-name="T1">View</text:span></text:span><text:span text:style-name="T1">: the user interface, the browser rendering HTML, often augmented by client-side scripts. Each component is a potential ingress point. Attack the View to manipulate the user. Attack the Controller to subvert server logic. Attack the Model via the database to seize the core data.</text:span></text:p>
        <text:p text:style-name="P1">Consider the OWASP catalog – not as a checklist for compliance drones, but as a field guide to common systemic weaknesses.</text:p>
        <text:list xml:id="list7893462590743863510" text:style-name="L1">
          <text:list-item>
            <text:p text:style-name="P6"><text:span text:style-name="Strong_20_Emphasis"><text:span text:style-name="T1">Broken Access Control (A01:2021):</text:span></text:span><text:span text:style-name="T1"> Permissions are illusions. Seek excessive privileges, bypass checks, force browse into restricted directories, elevate your status. The system grants what it thinks you deserve; take what you require. </text:span></text:p>
          </text:list-item>
          <text:list-item>
            <text:p text:style-name="P6"><text:span text:style-name="Strong_20_Emphasis"><text:span text:style-name="T1">Cryptographic Failures (A02:2021):</text:span></text:span><text:span text:style-name="T1"> Data at rest, data in transit – encryption is often weak, poorly implemented, or absent. Weak keys, outdated ciphers, ignored certificate validations – these are open doors. Data exposure isn't the vulnerability; flawed crypto </text:span><text:span text:style-name="Emphasis"><text:span text:style-name="T1">is</text:span></text:span><text:span text:style-name="T1">. </text:span></text:p>
          </text:list-item>
          <text:list-item>
            <text:p text:style-name="P6"><text:span text:style-name="Strong_20_Emphasis"><text:span text:style-name="T1">Injection (A03:2021):</text:span></text:span><text:span text:style-name="T1"> The cardinal sin: trusting user input. SQL, NoSQL, OS commands, LDAP, XML, XSS – inject your commands into the data stream and compel the backend to execute your will. We will dissect this further. </text:span></text:p>
          </text:list-item>
          <text:list-item>
            <text:p text:style-name="P6"><text:span text:style-name="Strong_20_Emphasis"><text:span text:style-name="T1">Insecure Design (A04:2021):</text:span></text:span><text:span text:style-name="T1"> Flaws woven into the fabric. Security as an afterthought breeds inherent weakness. Threat modeling wasn't done, or was done poorly. Exploit the lack of foresight. </text:span></text:p>
          </text:list-item>
          <text:list-item>
            <text:p text:style-name="P6"><text:span text:style-name="Strong_20_Emphasis"><text:span text:style-name="T1">Security Misconfiguration (A05:2021):</text:span></text:span><text:span text:style-name="T1"> Default settings are invitations. Unhardened OS, applications left in factory state, default credentials unchanged – lazy administration is your ally. Includes XML External Entity (XXE) vulnerabilities where external data sources are improperly handled. </text:span></text:p>
          </text:list-item>
          <text:list-item>
            <text:p text:style-name="P6"><text:span text:style-name="Strong_20_Emphasis"><text:span text:style-name="T1">Vulnerable/Outdated Components (A06:2021):</text:span></text:span><text:span text:style-name="T1"> Patching is a race the defenders </text:span><text:soft-page-break/><text:span text:style-name="T1">often lose. Unpatched libraries, frameworks, dependencies – these are known exploits waiting for activation. Supply chain integrity is fragile. </text:span></text:p>
          </text:list-item>
          <text:list-item>
            <text:p text:style-name="P6"><text:span text:style-name="Strong_20_Emphasis"><text:span text:style-name="T1">Identification/Authentication Failures (A07:2021):</text:span></text:span><text:span text:style-name="T1"> Weak password policies, credential stuffing vectors, brute-force susceptibility, cleartext storage, predictable session IDs – the gates are poorly guarded. </text:span></text:p>
          </text:list-item>
          <text:list-item>
            <text:p text:style-name="P6"><text:span text:style-name="Strong_20_Emphasis"><text:span text:style-name="T1">Software/Data Integrity Failures (A08:2021):</text:span></text:span><text:span text:style-name="T1"> Code without verification, insecure update processes, compromised CI/CD pipelines – injecting malice during development or deployment subverts trust at the source. </text:span></text:p>
          </text:list-item>
          <text:list-item>
            <text:p text:style-name="P6"><text:span text:style-name="Strong_20_Emphasis"><text:span text:style-name="T1">Security Logging/Monitoring Failures (A09:2021):</text:span></text:span><text:span text:style-name="T1"> Blind spots. Insufficient logging, or logs unmonitored. Your actions go unseen, undetected. Exploit the silence. </text:span></text:p>
          </text:list-item>
          <text:list-item>
            <text:p text:style-name="P6"><text:span text:style-name="Strong_20_Emphasis"><text:span text:style-name="T1">Server-Side Request Forgery (SSRF) (A10:2021):</text:span></text:span><text:span text:style-name="T1"> Compelling the server to make requests on your behalf. Bypass firewalls, scan internal networks, interact with internal services by manipulating URL inputs the server trusts. </text:span></text:p>
          </text:list-item>
        </text:list>
        <text:p text:style-name="P1">Let's dissect specific injection vectors:</text:p>
        <text:list xml:id="list4430874472126622788" text:style-name="L2">
          <text:list-item>
            <text:p text:style-name="P7"><text:span text:style-name="Strong_20_Emphasis"><text:span text:style-name="T1">XML External Entity (XXE) Processing:</text:span></text:span><text:span text:style-name="T1"> XML structures data for transmission. If the parser handles external entities defined in the input XML without validation, you can compel it to fetch local files (e.g., </text:span><text:span text:style-name="Source_20_Text"><text:span text:style-name="T1">file:///etc/passwd</text:span></text:span><text:span text:style-name="T1">) or probe internal network resources by providing URLs (</text:span><text:span text:style-name="Source_20_Text"><text:span text:style-name="T1">SYSTEM "https://internal-ip:port"</text:span></text:span><text:span text:style-name="T1">). The server becomes your internal scanner. Remediation? Strict input validation, disabling external entity processing, handling external resources explicitly within validated application code. Target: Server-side parser (Web or App Server).</text:span></text:p>
          </text:list-item>
          <text:list-item>
            <text:p text:style-name="P7"><text:span text:style-name="Strong_20_Emphasis"><text:span text:style-name="T1">Cross-Site Scripting (XSS):</text:span></text:span><text:span text:style-name="T1"> Weaponizing the web server to attack the </text:span><text:span text:style-name="Emphasis"><text:span text:style-name="T1">client</text:span></text:span><text:span text:style-name="T1">. Inject script fragments (&lt;script&gt;...&lt;/script&gt;) into input fields.</text:span></text:p>
            <text:list>
              <text:list-item>
                <text:p text:style-name="P7"><text:span text:style-name="Strong_20_Emphasis"><text:span text:style-name="T1">Persistent (Stored) XSS:</text:span></text:span><text:span text:style-name="T1"> Your script is saved on the server (e.g., forum comment, user profile) and executed by every user viewing the poisoned content. </text:span></text:p>
              </text:list-item>
              <text:list-item>
                <text:p text:style-name="P7"><text:span text:style-name="Strong_20_Emphasis"><text:span text:style-name="T1">Reflected XSS:</text:span></text:span><text:span text:style-name="T1"> Your script is embedded within a crafted URL sent to the victim. The server reflects the script back to the victim's browser for execution upon clicking the link. Social engineering is key here. </text:span></text:p>
              </text:list-item>
              <text:list-item>
                <text:p text:style-name="P7"><text:span text:style-name="Strong_20_Emphasis"><text:span text:style-name="T1">DOM-based XSS:</text:span></text:span><text:span text:style-name="T1"> Exploits client-side scripts that manipulate the Document Object Model (DOM) based on URL parameters or other user-controlled data. The malicious script is executed directly in the browser without server-side reflection of the script itself. Payloads range from simple alerts (</text:span><text:span text:style-name="Source_20_Text"><text:span text:style-name="T1">alert('XSS')</text:span></text:span><text:span text:style-name="T1">) to session cookie theft, credential harvesting, or browser exploitation frameworks. Use URL encoding (</text:span><text:span text:style-name="Source_20_Text"><text:span text:style-name="T1">%20</text:span></text:span><text:span text:style-name="T1"> for space, etc.) to obfuscate payloads and bypass naive filters. Defense demands rigorous server-side input sanitization and output encoding. Target: End User's Browser. </text:span></text:p>
              </text:list-item>
            </text:list>
          </text:list-item>
          <text:list-item>
            <text:p text:style-name="P7"><text:span text:style-name="Strong_20_Emphasis"><text:span text:style-name="T1">SQL Injection (SQLi):</text:span></text:span><text:span text:style-name="T1"> Injecting SQL fragments into application queries to manipulate </text:span><text:soft-page-break/><text:span text:style-name="T1">database interactions. If user input (e.g., search term, login field) is concatenated directly into SQL statements, you can alter the query logic. Example: Inputting </text:span><text:span text:style-name="Source_20_Text"><text:span text:style-name="T1">' or 'a'='a</text:span></text:span><text:span text:style-name="T1"> can bypass authentication or dump entire tables by making the WHERE clause always true. Use comment characters (</text:span><text:span text:style-name="Source_20_Text"><text:span text:style-name="T1">--</text:span></text:span><text:span text:style-name="T1"> or </text:span><text:span text:style-name="Source_20_Text"><text:span text:style-name="T1">#</text:span></text:span><text:span text:style-name="T1"> for MySQL/MariaDB/MSSQL/Oracle) to truncate the original query and append your own. Fingerprint the backend database via reconnaissance or by triggering database-specific error messages. </text:span><text:span text:style-name="Strong_20_Emphasis"><text:span text:style-name="T1">Blind SQLi:</text:span></text:span><text:span text:style-name="T1"> When results aren't directly returned, infer information by observing differential responses (True/False conditions, timing delays). Append conditional logic like </text:span><text:span text:style-name="Source_20_Text"><text:span text:style-name="T1">AND 1=1</text:span></text:span><text:span text:style-name="T1"> (True) vs </text:span><text:span text:style-name="Source_20_Text"><text:span text:style-name="T1">AND 1=2</text:span></text:span><text:span text:style-name="T1"> (False) and watch for changes in page behavior. Remediation: Parameterized queries (prepared statements) or stored procedures prevent input from being treated as executable SQL. Strict input validation and escaping special characters are secondary defenses. Target: Database Server.</text:span></text:p>
          </text:list-item>
          <text:list-item>
            <text:p text:style-name="P7"><text:span text:style-name="Strong_20_Emphasis"><text:span text:style-name="T1">Command Injection:</text:span></text:span><text:span text:style-name="T1"> Injecting OS commands into application inputs that are passed to system shells or evaluation functions. If an application takes an IP address for a ping utility (</text:span><text:span text:style-name="Source_20_Text"><text:span text:style-name="T1">ping &lt;user_input&gt;</text:span></text:span><text:span text:style-name="T1">) without validation, you can inject commands. Use command delimiters: </text:span><text:span text:style-name="Source_20_Text"><text:span text:style-name="T1">;</text:span></text:span><text:span text:style-name="T1"> on Linux, </text:span><text:span text:style-name="Source_20_Text"><text:span text:style-name="T1">&amp;</text:span></text:span><text:span text:style-name="T1"> on Windows. Example (Linux): </text:span><text:span text:style-name="Source_20_Text"><text:span text:style-name="T1">127.0.0.1; cat /etc/passwd</text:span></text:span><text:span text:style-name="T1"> executes ping, then dumps the password file. Use conditional execution: </text:span><text:span text:style-name="Source_20_Text"><text:span text:style-name="T1">&amp;&amp;</text:span></text:span><text:span text:style-name="T1"> (run second command if first succeeds) or </text:span><text:span text:style-name="Source_20_Text"><text:span text:style-name="T1">||</text:span></text:span><text:span text:style-name="T1"> (run second command if first fails). Remediation: Never pass unsanitized user input directly to OS commands. Validate input strictly against expected formats (e.g., regex for IP addresses). Use safer API calls that don't invoke a shell if possible. Target: Operating System.</text:span></text:p>
          </text:list-item>
          <text:list-item>
            <text:p text:style-name="P7"><text:span text:style-name="Strong_20_Emphasis"><text:span text:style-name="T1">Directory/File Traversal:</text:span></text:span><text:span text:style-name="T1"> Escaping the web root directory ("jail") to access arbitrary files on the server's filesystem. Web servers confine requests to a specific directory (e.g., </text:span><text:span text:style-name="Source_20_Text"><text:span text:style-name="T1">/var/www/html</text:span></text:span><text:span text:style-name="T1">). If an application reads files based on user input (e.g., </text:span><text:span text:style-name="Source_20_Text"><text:span text:style-name="T1">?file=userguide.pdf</text:span></text:span><text:span text:style-name="T1">) without proper validation, you can use </text:span><text:span text:style-name="Source_20_Text"><text:span text:style-name="T1">../</text:span></text:span><text:span text:style-name="T1"> sequences to navigate upwards. Example: </text:span><text:span text:style-name="Source_20_Text"><text:span text:style-name="T1">?file=../../../../etc/passwd</text:span></text:span><text:span text:style-name="T1"> attempts to access the password file relative to the web root. Stack many </text:span><text:span text:style-name="Source_20_Text"><text:span text:style-name="T1">../</text:span></text:span><text:span text:style-name="T1"> to ensure you reach the filesystem root. Goal: Retrieve sensitive configuration files, credentials, source code. Remediation: Validate file paths, ensuring they resolve within the intended directory. Use absolute paths based on pre-defined mappings rather than relative user input. Target: Server Filesystem.</text:span></text:p>
          </text:list-item>
          <text:list-item>
            <text:p text:style-name="P7"><text:span text:style-name="Strong_20_Emphasis"><text:span text:style-name="T1">URL Manipulation:</text:span></text:span><text:span text:style-name="T1"> Tampering with parameters, paths, or endpoints in the URL to influence application behavior. Modify query parameters (</text:span><text:span text:style-name="Source_20_Text"><text:span text:style-name="T1">?acctno=ATTACKER_ACCT</text:span></text:span><text:span text:style-name="T1">). Fuzz API endpoints (</text:span><text:span text:style-name="Source_20_Text"><text:span text:style-name="T1">/api/users</text:span></text:span><text:span text:style-name="T1">, </text:span><text:span text:style-name="Source_20_Text"><text:span text:style-name="T1">/api/admin</text:span></text:span><text:span text:style-name="T1">, </text:span><text:span text:style-name="Source_20_Text"><text:span text:style-name="T1">/api/debug</text:span></text:span><text:span text:style-name="T1">) to discover hidden functionality. </text:span><text:span text:style-name="Strong_20_Emphasis"><text:span text:style-name="T1">Forced Browse:</text:span></text:span><text:span text:style-name="T1"> Use dictionary attacks against URLs to find unlinked or hidden pages/directories (</text:span><text:span text:style-name="Source_20_Text"><text:span text:style-name="T1">/backup</text:span></text:span><text:span text:style-name="T1">, </text:span><text:span text:style-name="Source_20_Text"><text:span text:style-name="T1">/config</text:span></text:span><text:span text:style-name="T1">, </text:span><text:span text:style-name="Source_20_Text"><text:span text:style-name="T1">/admin.php</text:span></text:span><text:span text:style-name="T1">) that may lack proper access controls.</text:span></text:p>
          </text:list-item>
        </text:list>
        <text:p text:style-name="P5"><text:span text:style-name="Strong_20_Emphasis"><text:span text:style-name="T1">Web Application Protection:</text:span></text:span><text:span text:style-name="T1"> Input validation is paramount. Define </text:span><text:span text:style-name="Emphasis"><text:span text:style-name="T1">exactly</text:span></text:span><text:span text:style-name="T1"> what input is acceptable; reject everything else. Simple character stripping is often insufficient and can break functionality. Regular expressions (regex) are powerful for pattern matching but complex regex can lead to ReDoS (Regex Denial of Service) if poorly written, consuming excessive CPU. Use well-tested validation libraries. Web Application Firewalls (WAFs) inspect </text:span><text:soft-page-break/><text:span text:style-name="T1">HTTP traffic, matching requests against known attack signatures (like regex rules). Examples include commercial appliances or modules like </text:span><text:span text:style-name="Source_20_Text"><text:span text:style-name="T1">mod_security</text:span></text:span><text:span text:style-name="T1"> for Apache. WAFs can alert or block malicious requests. However, WAFs rely on rule quality; poorly written rules or lack of rules for novel attacks means they can be bypassed. Defense requires secure coding </text:span><text:span text:style-name="Emphasis"><text:span text:style-name="T1">and</text:span></text:span><text:span text:style-name="T1"> layered protections.</text:span></text:p>
        <text:p text:style-name="P1">:: Intel Feed :: Sector 01 ::</text:p>
        <text:p text:style-name="P14">Every web interaction is a potential exploit path. Master the architecture (MVC).</text:p>
        <text:p text:style-name="P14">User input is poison until proven otherwise. Validate rigorously, server-side.</text:p>
        <text:p text:style-name="P14">OWASP Top 10 is your field manual for common structural decay.</text:p>
        <text:p text:style-name="P14">Injection (SQLi, XSS, Command, XXE) exploits trust boundaries. Force the system to execute your logic.</text:p>
        <text:p text:style-name="P14">Traversal seeks data beyond intended confines. URL manipulation probes hidden surfaces.</text:p>
        <text:p text:style-name="P14">WAFs are pattern-matching gatekeepers, not impenetrable shields. Secure code is the bedrock. Defense is layered, adaptive. Assume bypass.</text:p>
        <text:p text:style-name="Horizontal_20_Line"/>
        <text:p text:style-name="P5"><text:span text:style-name="Strong_20_Emphasis"><text:span text:style-name="T1">:: Sector 02: Denial of Service (DoS) – The Art of Disruption ::</text:span></text:span></text:p>
        <text:p text:style-name="P1">Availability, the third pillar of the triad, often neglected. DoS is not about finesse; it's about overwhelming the target's capacity to function, silencing its presence on the grid. Targets are often public-facing services, especially web applications.</text:p>
        <text:list xml:id="list4402709091385069759" text:style-name="L3">
          <text:list-item>
            <text:p text:style-name="P8"><text:span text:style-name="Strong_20_Emphasis"><text:span text:style-name="T1">Bandwidth/Volume Attacks:</text:span></text:span><text:span text:style-name="T1"> The brute-force approach. Saturate the target's network connection with junk traffic until legitimate requests cannot get through. Modern targets possess significant bandwidth, making solo attacks difficult. Solutions:</text:span></text:p>
            <text:list>
              <text:list-item>
                <text:p text:style-name="P8"><text:span text:style-name="Strong_20_Emphasis"><text:span text:style-name="T1">Distributed Denial of Service (DDoS):</text:span></text:span><text:span text:style-name="T1"> Orchestrate the attack from numerous compromised systems (a botnet) or volunteer nodes. Tools like the Low Orbit Ion Cannon (LOIC) facilitate coordinated TCP, UDP, or HTTP floods from multiple sources. The distributed nature makes source blocking difficult. </text:span></text:p>
              </text:list-item>
              <text:list-item>
                <text:p text:style-name="P8"><text:span text:style-name="Strong_20_Emphasis"><text:span text:style-name="T1">Amplification Attacks:</text:span></text:span><text:span text:style-name="T1"> Exploit protocols where a small request triggers a much larger response, directing the amplified response to the victim's spoofed IP address. Requires reflectors (misconfigured servers). </text:span></text:p>
                <text:list>
                  <text:list-item>
                    <text:p text:style-name="P8"><text:span text:style-name="Emphasis"><text:span text:style-name="T1">ICMP (Smurf Attack - Legacy):</text:span></text:span><text:span text:style-name="T1"> Send ICMP Echo Requests to network broadcast addresses with the victim's spoofed source IP. All hosts on the broadcast network reply to the victim, amplifying traffic. Largely mitigated today, few effective amplifiers remain. </text:span></text:p>
                  </text:list-item>
                  <text:list-item>
                    <text:p text:style-name="P8"><text:soft-page-break/><text:span text:style-name="Emphasis"><text:span text:style-name="T1">DNS Amplification:</text:span></text:span><text:span text:style-name="T1"> Send small DNS queries (using UDP, easily spoofed source IP) to open DNS resolvers, requesting large records (e.g., ANY query for a large zone). The large responses flood the victim. Amplification factors can be significant (e.g., 70:1). Requires finding open resolvers. The Krebs on Security attack (620 Gbps) demonstrated the scale. </text:span></text:p>
                  </text:list-item>
                  <text:list-item>
                    <text:p text:style-name="P8"><text:span text:style-name="Emphasis"><text:span text:style-name="T1">Other Protocols:</text:span></text:span><text:span text:style-name="T1"> NTP, SNMP, Memcached, etc., can also be abused for amplification if servers are misconfigured. Remediation is difficult for the target once underway. Contacting the ISP to block traffic upstream is often the only recourse for self-hosted services. Using DDoS mitigation services (e.g., Akamai, Cloudflare) or large cloud providers (AWS, Azure, GCP) with massive bandwidth and traffic scrubbing capabilities is the standard defense. Even large providers can be overwhelmed by extreme attacks. </text:span></text:p>
                  </text:list-item>
                </text:list>
              </text:list-item>
            </text:list>
          </text:list-item>
          <text:list-item>
            <text:p text:style-name="P8"><text:span text:style-name="Strong_20_Emphasis"><text:span text:style-name="T1">Protocol/Resource Exhaustion Attacks (Slow Attacks):</text:span></text:span><text:span text:style-name="T1"> Subtle disruption. Consume server resources (connections, memory, CPU) without high bandwidth.</text:span></text:p>
            <text:list>
              <text:list-item>
                <text:p text:style-name="P8"><text:span text:style-name="Emphasis"><text:span text:style-name="T1">SYN Flood (Legacy):</text:span></text:span><text:span text:style-name="T1"> Send TCP SYN packets (start of handshake) with spoofed source IPs. The server allocates resources waiting for the ACK that never arrives, filling its connection queue. Modern TCP stacks have mitigations (SYN cookies, larger queues). </text:span></text:p>
              </text:list-item>
              <text:list-item>
                <text:p text:style-name="P8"><text:span text:style-name="Emphasis"><text:span text:style-name="T1">Slowloris:</text:span></text:span><text:span text:style-name="T1"> Opens multiple connections to a web server and keeps them alive by sending partial HTTP requests (e.g., headers sent very slowly, one by one) but never completing them. This ties up threads/processes in the web server's connection pool, eventually exhausting it and preventing legitimate users from connecting. Effective against thread/process-based servers like Apache if not properly configured. Tool: </text:span><text:span text:style-name="Source_20_Text"><text:span text:style-name="T1">slowhttptest</text:span></text:span><text:span text:style-name="T1">. </text:span></text:p>
              </text:list-item>
              <text:list-item>
                <text:p text:style-name="P8"><text:span text:style-name="Emphasis"><text:span text:style-name="T1">Slow HTTP POST (R-U-Dead-Yet / RUDY):</text:span></text:span><text:span text:style-name="T1"> Sends a valid HTTP POST header indicating a large content length, then sends the message body very slowly, one byte at a time, keeping the connection open. Similar resource exhaustion effect as Slowloris. Tool: </text:span><text:span text:style-name="Source_20_Text"><text:span text:style-name="T1">slowhttptest</text:span></text:span><text:span text:style-name="T1">. </text:span></text:p>
              </text:list-item>
              <text:list-item>
                <text:p text:style-name="P8"><text:span text:style-name="Emphasis"><text:span text:style-name="T1">Slow Read Attack:</text:span></text:span><text:span text:style-name="T1"> Makes a legitimate request for a large file, then reads the response from the server extremely slowly, byte by byte, with long pauses. This keeps the server's send buffer occupied and the connection slot busy. Tool: </text:span><text:span text:style-name="Source_20_Text"><text:span text:style-name="T1">slowhttptest</text:span></text:span><text:span text:style-name="T1">. </text:span></text:p>
              </text:list-item>
              <text:list-item>
                <text:p text:style-name="P8"><text:span text:style-name="Emphasis"><text:span text:style-name="T1">Apache Killer:</text:span></text:span><text:span text:style-name="T1"> Exploited a bug in specific Apache versions by sending requests with overlapping byte ranges, causing excessive memory consumption. Targets a specific software flaw. </text:span></text:p>
              </text:list-item>
              <text:list-item>
                <text:p text:style-name="P8"><text:span text:style-name="Emphasis"><text:span text:style-name="T1">ReDoS (Regex Denial of Service):</text:span></text:span><text:span text:style-name="T1"> As mentioned previously, crafted input exploiting poorly written regex in validation routines can cause catastrophic </text:span><text:soft-page-break/><text:span text:style-name="T1">backtracking, consuming 100% CPU. </text:span></text:p>
              </text:list-item>
            </text:list>
          </text:list-item>
          <text:list-item>
            <text:p text:style-name="P8"><text:span text:style-name="Strong_20_Emphasis"><text:span text:style-name="T1">Legacy/Logic Attacks:</text:span></text:span><text:span text:style-name="T1"> Exploited specific protocol implementation flaws, mostly fixed now.</text:span></text:p>
            <text:list>
              <text:list-item>
                <text:p text:style-name="P8"><text:span text:style-name="Emphasis"><text:span text:style-name="T1">LAND Attack:</text:span></text:span><text:span text:style-name="T1"> Send a TCP segment where source IP/port matches destination IP/port. Caused old systems to loop and crash. </text:span></text:p>
              </text:list-item>
              <text:list-item>
                <text:p text:style-name="P8"><text:span text:style-name="Emphasis"><text:span text:style-name="T1">Fraggle Attack:</text:span></text:span><text:span text:style-name="T1"> UDP equivalent of Smurf. Send spoofed UDP packets (often targeting echo or chargen ports) to broadcast addresses. </text:span></text:p>
              </text:list-item>
              <text:list-item>
                <text:p text:style-name="P8"><text:span text:style-name="Emphasis"><text:span text:style-name="T1">Teardrop Attack:</text:span></text:span><text:span text:style-name="T1"> Send fragmented IP packets with overlapping offset fields. Caused older OSes to crash during reassembly. </text:span></text:p>
              </text:list-item>
            </text:list>
          </text:list-item>
        </text:list>
        <text:p text:style-name="P1">:: Intel Feed :: Sector 02 ::</text:p>
        <text:p text:style-name="P14">Availability is a weapon. Deny service, deny function.</text:p>
        <text:p text:style-name="P14">Volume (DDoS) overwhelms bandwidth. Leverage botnets or amplification (DNS, NTP). Mitigation requires massive infrastructure or specialized services.</text:p>
        <text:p text:style-name="P14">Subtlety (Slow Attacks) exhausts resources: connections (Slowloris, RUDY), memory (Apache Killer), CPU (ReDoS). Lower bandwidth, harder to detect via volume metrics alone.</text:p>
        <text:p text:style-name="P14">Legacy attacks (Smurf, LAND, Fraggle, Teardrop) targeted protocol flaws, now mostly historical curiosities, but IoT/embedded systems might still be vulnerable.</text:p>
        <text:p text:style-name="P14">Understand the target's architecture to choose your DoS vector: network pipe, server connection pool, application logic.</text:p>
        <text:p text:style-name="Horizontal_20_Line"/>
        <text:p text:style-name="P5"><text:span text:style-name="Strong_20_Emphasis"><text:span text:style-name="T1">:: Sector 03: Application Exploitation – Hijacking Execution Flow ::</text:span></text:span></text:p>
        <text:p text:style-name="P1">Beyond web interfaces lies the raw code executing on the system. Application exploits aim to seize control of the program's execution path, forcing it to run arbitrary code supplied by the attacker. This stems, again, from improper handling of input leading to memory corruption.</text:p>
        <text:list xml:id="list3714759358787552881" text:style-name="L4">
          <text:list-item>
            <text:p text:style-name="P9"><text:span text:style-name="Strong_20_Emphasis"><text:span text:style-name="T1">Buffer Overflow (Stack-Based):</text:span></text:span><text:span text:style-name="T1"> The classic memory corruption exploit. Targets the program's stack, a memory region used for local function variables, parameters, and crucially, the return address (where execution resumes after a function finishes). If a function copies user-supplied data into a fixed-size buffer on the stack without checking the data's length, excess data can overwrite adjacent memory, including the return address.</text:span></text:p>
            <text:list>
              <text:list-item>
                <text:p text:style-name="P9"><text:span text:style-name="Strong_20_Emphasis"><text:span text:style-name="T1">Mechanism:</text:span></text:span><text:span text:style-name="T1"> Provide input larger than the buffer. The overflow overwrites the saved return address on the stack. </text:span></text:p>
              </text:list-item>
              <text:list-item>
                <text:p text:style-name="P9"><text:span text:style-name="Strong_20_Emphasis"><text:span text:style-name="T1">Goal:</text:span></text:span><text:span text:style-name="T1"> Overwrite the return address with the memory address of malicious code </text:span><text:soft-page-break/><text:span text:style-name="T1">(shellcode) also injected into memory (often onto the stack itself, or elsewhere). When the vulnerable function returns, instead of going back to the legitimate caller, it jumps to and executes the attacker's shellcode. Shellcode typically aims to spawn a shell (</text:span><text:span text:style-name="Source_20_Text"><text:span text:style-name="T1">/bin/sh</text:span></text:span><text:span text:style-name="T1"> or </text:span><text:span text:style-name="Source_20_Text"><text:span text:style-name="T1">cmd.exe</text:span></text:span><text:span text:style-name="T1">), giving the attacker system access. </text:span></text:p>
              </text:list-item>
              <text:list-item>
                <text:p text:style-name="P9"><text:span text:style-name="Strong_20_Emphasis"><text:span text:style-name="T1">Detection:</text:span></text:span><text:span text:style-name="T1"> Overwriting with predictable patterns (e.g., 'AAAA...' or </text:span><text:span text:style-name="Source_20_Text"><text:span text:style-name="T1">0x41414141</text:span></text:span><text:span text:style-name="T1">) often causes crashes (segmentation faults) when the program tries to jump to an invalid address, signaling vulnerability. Precise overflows require calculating offsets to overwrite the return address exactly. </text:span></text:p>
              </text:list-item>
              <text:list-item>
                <text:p text:style-name="P9"><text:span text:style-name="Strong_20_Emphasis"><text:span text:style-name="T1">Protections &amp; Bypasses:</text:span></text:span><text:span text:style-name="T1"> </text:span></text:p>
                <text:list>
                  <text:list-item>
                    <text:p text:style-name="P9"><text:span text:style-name="Emphasis"><text:span text:style-name="T1">Stack Canaries:</text:span></text:span><text:span text:style-name="T1"> A secret value placed on the stack before the return address. Before returning, the function checks if the canary value is intact. If overwritten by an overflow, the program aborts instead of jumping to the corrupted address. Inspired by the canary in a coal mine warning system. Bypasses exist (e.g., leaking the canary value, targeting other data). </text:span></text:p>
                  </text:list-item>
                  <text:list-item>
                    <text:p text:style-name="P9"><text:span text:style-name="Emphasis"><text:span text:style-name="T1">Non-Executable Stack (NX Bit / DEP):</text:span></text:span><text:span text:style-name="T1"> Marks the stack memory region as non-executable. Prevents shellcode placed directly on the stack from running. Requires hardware support. </text:span></text:p>
                  </text:list-item>
                  <text:list-item>
                    <text:p text:style-name="P9"><text:span text:style-name="Emphasis"><text:span text:style-name="T1">Address Space Layout Randomization (ASLR):</text:span></text:span><text:span text:style-name="T1"> Randomizes the base addresses of memory regions (stack, heap, libraries) each time a program runs. This makes it hard for attackers to predict the absolute address of their shellcode or useful gadgets. </text:span></text:p>
                  </text:list-item>
                  <text:list-item>
                    <text:p text:style-name="P9"><text:span text:style-name="Emphasis"><text:span text:style-name="T1">Return-to-libc (ret2libc) / Return Oriented Programming (ROP):</text:span></text:span><text:span text:style-name="T1"> Bypasses NX/DEP and complicates ASLR mitigation. Instead of injecting shellcode, the overflow overwrites the return address to point to existing, executable code snippets (called "gadgets") within loaded libraries (like the standard C library, </text:span><text:span text:style-name="Source_20_Text"><text:span text:style-name="T1">libc</text:span></text:span><text:span text:style-name="T1">). By chaining multiple gadget returns (each performing a small operation like loading a register, then returning), complex operations, including calling system functions like </text:span><text:span text:style-name="Source_20_Text"><text:span text:style-name="T1">system()</text:span></text:span><text:span text:style-name="T1"> or </text:span><text:span text:style-name="Source_20_Text"><text:span text:style-name="T1">execv()</text:span></text:span><text:span text:style-name="T1">, can be constructed without injecting any new code. Requires finding suitable gadgets and potentially overcoming ASLR (e.g., via memory leaks or partial overwrites). </text:span></text:p>
                  </text:list-item>
                </text:list>
              </text:list-item>
            </text:list>
          </text:list-item>
          <text:list-item>
            <text:p text:style-name="P9"><text:span text:style-name="Strong_20_Emphasis"><text:span text:style-name="T1">Heap Spraying:</text:span></text:span><text:span text:style-name="T1"> Complements other exploits, often buffer overflows. The heap is memory used for dynamically allocated data (data whose size isn't known at compile time). While direct control flow hijacking via the heap is complex (no return addresses stored there typically ), the heap provides large areas to store shellcode.</text:span></text:p>
            <text:list>
              <text:list-item>
                <text:p text:style-name="P9"><text:span text:style-name="Strong_20_Emphasis"><text:span text:style-name="T1">Mechanism:</text:span></text:span><text:span text:style-name="T1"> The attacker forces the application (often a web browser or document reader processing malicious content) to allocate numerous chunks of memory on the heap and fills them with copies of their shellcode, often preceded </text:span><text:soft-page-break/><text:span text:style-name="T1">by NOP sleds (No-Operation instructions). </text:span></text:p>
              </text:list-item>
              <text:list-item>
                <text:p text:style-name="P9"><text:span text:style-name="Strong_20_Emphasis"><text:span text:style-name="T1">Goal:</text:span></text:span><text:span text:style-name="T1"> Increase the probability that a subsequent exploit (like a buffer overflow corrupting a function pointer or object VTable) will redirect execution to </text:span><text:span text:style-name="Emphasis"><text:span text:style-name="T1">somewhere</text:span></text:span><text:span text:style-name="T1"> within the sprayed shellcode on the heap, even if the exact address isn't known due to ASLR. The NOP sled allows execution to "slide" into the actual payload. </text:span></text:p>
              </text:list-item>
            </text:list>
          </text:list-item>
        </text:list>
        <text:p text:style-name="P1">:: Intel Feed :: Sector 03 ::</text:p>
        <text:p text:style-name="P14">Memory is a battlefield. Corrupt it, control it.</text:p>
        <text:p text:style-name="P14">Stack overflows overwrite return addresses to seize the instruction pointer. Inject shellcode or use ROP.</text:p>
        <text:p text:style-name="P14">Heap spraying blankets dynamic memory with shellcode, increasing landing probability for other exploits.</text:p>
        <text:p text:style-name="P14">Defenses: Canaries detect overwrites. NX/DEP prevents stack execution. ASLR randomizes memory layout.</text:p>
        <text:p text:style-name="P14">Bypasses: Ret2libc/ROP chains existing code gadgets. Memory leaks defeat ASLR. Targeted overwrites bypass canaries. Assume defenses can be circumvented.</text:p>
        <text:p text:style-name="Horizontal_20_Line"/>
        <text:p text:style-name="P5"><text:span text:style-name="Strong_20_Emphasis"><text:span text:style-name="T1">:: Sector 04: Lateral Movement &amp; Persistence – Expanding the Breach ::</text:span></text:span></text:p>
        <text:p text:style-name="P5"><text:span text:style-name="T1">Initial compromise is merely the beachhead. True operators don't stop there. The goal is deeper access, control over critical assets, and ensuring enduring presence. This requires moving </text:span><text:span text:style-name="Emphasis"><text:span text:style-name="T1">laterally</text:span></text:span><text:span text:style-name="T1"> across the network.</text:span></text:p>
        <text:p text:style-name="P5"><text:span text:style-name="Strong_20_Emphasis"><text:span text:style-name="T1">The Attack Lifecycle (Illustrative):</text:span></text:span><text:span text:style-name="T1"> Understand the defender's perspective to anticipate their response.</text:span></text:p>
        <text:list xml:id="list7403710201184176851" text:style-name="L5">
          <text:list-item>
            <text:p text:style-name="P2">Reconnaissance (External) </text:p>
          </text:list-item>
          <text:list-item>
            <text:p text:style-name="P2">Initial Compromise (Phishing, Exploit) </text:p>
          </text:list-item>
          <text:list-item>
            <text:p text:style-name="P2">Establish Foothold (Install Backdoor, C2 Comms) </text:p>
          </text:list-item>
          <text:list-item>
            <text:p text:style-name="P2">Escalate Privileges (Harvest Credentials, Exploit Local Vulns) </text:p>
          </text:list-item>
          <text:list-item>
            <text:p text:style-name="P2">Internal Reconnaissance (Map Network, Identify Targets) </text:p>
          </text:list-item>
          <text:list-item>
            <text:p text:style-name="P2">Move Laterally (Compromise More Systems) </text:p>
          </text:list-item>
          <text:list-item>
            <text:p text:style-name="P2">Maintain Presence (Reinforce Access, Hide Tracks) </text:p>
          </text:list-item>
          <text:list-item>
            <text:p text:style-name="P2">Complete Mission (Exfiltrate Data, Cause Disruption) Steps 4-7 form a recursive loop: gain access, escalate, recon, move, repeat. </text:p>
          </text:list-item>
        </text:list>
        <text:p text:style-name="P5"><text:soft-page-break/><text:span text:style-name="Strong_20_Emphasis"><text:span text:style-name="T1">Lateral Movement Techniques:</text:span></text:span></text:p>
        <text:list xml:id="list7354392865701848867" text:style-name="L6">
          <text:list-item>
            <text:p text:style-name="P10"><text:span text:style-name="Strong_20_Emphasis"><text:span text:style-name="T1">Credential Harvesting:</text:span></text:span><text:span text:style-name="T1"> The lifeblood of lateral movement. Extract credentials from compromised systems: </text:span></text:p>
            <text:list>
              <text:list-item>
                <text:p text:style-name="P3">Memory Scraping: Tools like Mimikatz pull plaintext passwords, hashes, Kerberos tickets directly from LSASS process memory on Windows. </text:p>
              </text:list-item>
              <text:list-item>
                <text:p text:style-name="P3">OS Credential Stores: Target stored credentials in browsers, password managers, configuration files. </text:p>
              </text:list-item>
              <text:list-item>
                <text:p text:style-name="P3">Keystroke Logging. </text:p>
              </text:list-item>
            </text:list>
          </text:list-item>
          <text:list-item>
            <text:p text:style-name="P10"><text:span text:style-name="Strong_20_Emphasis"><text:span text:style-name="T1">Pass-the-Hash (PtH) / Pass-the-Ticket (PtT):</text:span></text:span><text:span text:style-name="T1"> Use captured NTLM hashes or Kerberos tickets to authenticate to other Windows systems without needing the plaintext password. Standard Windows protocols allow this. </text:span></text:p>
          </text:list-item>
          <text:list-item>
            <text:p text:style-name="P10"><text:span text:style-name="Strong_20_Emphasis"><text:span text:style-name="T1">Exploiting Trust Relationships:</text:span></text:span><text:span text:style-name="T1"> Abuse domain trusts, service accounts, administrative shares (C$, ADMIN$). </text:span></text:p>
          </text:list-item>
          <text:list-item>
            <text:p text:style-name="P10"><text:span text:style-name="Strong_20_Emphasis"><text:span text:style-name="T1">Using Legitimate Remote Admin Tools:</text:span></text:span><text:span text:style-name="T1"> </text:span></text:p>
            <text:list>
              <text:list-item>
                <text:p text:style-name="P10"><text:span text:style-name="Emphasis"><text:span text:style-name="T1">SSH:</text:span></text:span><text:span text:style-name="T1"> Common on Linux/Unix. Use harvested credentials or keys. </text:span></text:p>
              </text:list-item>
              <text:list-item>
                <text:p text:style-name="P10"><text:span text:style-name="Emphasis"><text:span text:style-name="T1">RDP (Remote Desktop Protocol):</text:span></text:span><text:span text:style-name="T1"> Standard Windows remote access. </text:span></text:p>
              </text:list-item>
              <text:list-item>
                <text:p text:style-name="P10"><text:span text:style-name="Emphasis"><text:span text:style-name="T1">WinRM (Windows Remote Management):</text:span></text:span><text:span text:style-name="T1"> Allows remote administration via PowerShell. Requires credentials. </text:span></text:p>
              </text:list-item>
              <text:list-item>
                <text:p text:style-name="P10"><text:span text:style-name="Emphasis"><text:span text:style-name="T1">PowerShell Remoting:</text:span></text:span><text:span text:style-name="T1"> Powerful for executing commands and scripts across Windows networks. </text:span></text:p>
              </text:list-item>
            </text:list>
          </text:list-item>
          <text:list-item>
            <text:p text:style-name="P10"><text:span text:style-name="Strong_20_Emphasis"><text:span text:style-name="T1">Living Off the Land (LotL):</text:span></text:span><text:span text:style-name="T1"> Utilize tools and utilities already present on the target systems (PowerShell, WMI, </text:span><text:span text:style-name="Source_20_Text"><text:span text:style-name="T1">netsh</text:span></text:span><text:span text:style-name="T1">, </text:span><text:span text:style-name="Source_20_Text"><text:span text:style-name="T1">schtasks</text:span></text:span><text:span text:style-name="T1">, scripting engines like Python) to avoid downloading custom malware, thus evading signature-based detection. PowerShell is a prime LotL tool on Windows. </text:span></text:p>
          </text:list-item>
          <text:list-item>
            <text:p text:style-name="P10"><text:span text:style-name="Strong_20_Emphasis"><text:span text:style-name="T1">Exploiting Network Service Vulnerabilities:</text:span></text:span><text:span text:style-name="T1"> Use exploits against services running on internal systems (e.g., unpatched SMB vulnerabilities). </text:span></text:p>
          </text:list-item>
        </text:list>
        <text:p text:style-name="P5"><text:span text:style-name="Strong_20_Emphasis"><text:span text:style-name="T1">Persistence Techniques:</text:span></text:span><text:span text:style-name="T1"> Ensure you retain access even if the initial vector is closed or the system rebooted.</text:span></text:p>
        <text:list xml:id="list4824520782223363428" text:style-name="L7">
          <text:list-item>
            <text:p text:style-name="P4">Registry Run Keys (Windows) </text:p>
          </text:list-item>
          <text:list-item>
            <text:p text:style-name="P11"><text:span text:style-name="T1">Scheduled Tasks (Windows </text:span><text:span text:style-name="Source_20_Text"><text:span text:style-name="T1">schtasks</text:span></text:span><text:span text:style-name="T1">, Linux </text:span><text:span text:style-name="Source_20_Text"><text:span text:style-name="T1">cron</text:span></text:span><text:span text:style-name="T1">) </text:span></text:p>
          </text:list-item>
          <text:list-item>
            <text:p text:style-name="P11"><text:span text:style-name="T1">Service Creation (Windows </text:span><text:span text:style-name="Source_20_Text"><text:span text:style-name="T1">sc</text:span></text:span><text:span text:style-name="T1">, Linux </text:span><text:span text:style-name="Source_20_Text"><text:span text:style-name="T1">systemd</text:span></text:span><text:span text:style-name="T1">) </text:span></text:p>
          </text:list-item>
          <text:list-item>
            <text:p text:style-name="P4">Startup Scripts/Folders </text:p>
          </text:list-item>
          <text:list-item>
            <text:p text:style-name="P4">DLL Hijacking </text:p>
          </text:list-item>
          <text:list-item>
            <text:p text:style-name="P4">Rootkits/Bootkits (Advanced) </text:p>
          </text:list-item>
          <text:list-item>
            <text:p text:style-name="P4"><text:soft-page-break/>Adding backdoor accounts. </text:p>
          </text:list-item>
        </text:list>
        <text:p text:style-name="P5"><text:span text:style-name="Strong_20_Emphasis"><text:span text:style-name="T1">Countering Lateral Movement:</text:span></text:span><text:span text:style-name="T1"> Defense focuses on segmentation, monitoring, and rapid response.</text:span></text:p>
        <text:list xml:id="list4809957981416642231" text:style-name="L8">
          <text:list-item>
            <text:p text:style-name="P12"><text:span text:style-name="Strong_20_Emphasis"><text:span text:style-name="T1">Network Segmentation:</text:span></text:span><text:span text:style-name="T1"> Properly segmenting the network (beyond basic VLANs ) using internal firewalls or micro-segmentation can contain breaches. Block unnecessary protocols between segments. </text:span></text:p>
          </text:list-item>
          <text:list-item>
            <text:p text:style-name="P12"><text:span text:style-name="Strong_20_Emphasis"><text:span text:style-name="T1">Principle of Least Privilege:</text:span></text:span><text:span text:style-name="T1"> Ensure users and service accounts only have the minimum permissions necessary. </text:span></text:p>
          </text:list-item>
          <text:list-item>
            <text:p text:style-name="P12"><text:span text:style-name="Strong_20_Emphasis"><text:span text:style-name="T1">Credential Protection:</text:span></text:span><text:span text:style-name="T1"> Use strong, unique passwords. Enable Multi-Factor Authentication (MFA) wherever possible. Secure credential storage. Monitor for credential dumping tools. Limit use of privileged accounts. </text:span></text:p>
          </text:list-item>
          <text:list-item>
            <text:p text:style-name="P12"><text:span text:style-name="Strong_20_Emphasis"><text:span text:style-name="T1">Endpoint Detection and Response (EDR):</text:span></text:span><text:span text:style-name="T1"> Monitor endpoint activity for suspicious behavior (LotL tool abuse, credential theft attempts, lateral movement patterns). EDR can often isolate compromised hosts. </text:span></text:p>
          </text:list-item>
          <text:list-item>
            <text:p text:style-name="P12"><text:span text:style-name="Strong_20_Emphasis"><text:span text:style-name="T1">Monitoring and Logging:</text:span></text:span><text:span text:style-name="T1"> Log authentication events (successes and failures), process execution, network connections. Use SIEMs to correlate events and detect anomalies. </text:span></text:p>
          </text:list-item>
        </text:list>
        <text:p text:style-name="P1">:: Intel Feed :: Sector 04 ::</text:p>
        <text:p text:style-name="P14">Compromise is the beginning, not the end. Lateral movement conquers territory.</text:p>
        <text:p text:style-name="P14">Credentials are keys to the kingdom. Harvest aggressively (Mimikatz). Use hashes/tickets (PtH/PtT).</text:p>
        <text:p text:style-name="P14">Live Off the Land (LotL): Blend in. Use built-in tools (PowerShell, SSH, WinRM). Avoid dropping noisy binaries.</text:p>
        <text:p text:style-name="P14">Persistence ensures enduring access. Modify system configurations (Registry, Services, Tasks).</text:p>
        <text:p text:style-name="P14">Defense requires internal vigilance: Segmentation, Least Privilege, MFA, EDR, comprehensive logging and monitoring. Assume the attacker is already inside.</text:p>
        <text:p text:style-name="Horizontal_20_Line"/>
        <text:p text:style-name="P5"><text:span text:style-name="Strong_20_Emphasis"><text:span text:style-name="T1">:: Sector 05: Defensive Architectures – Fortification Beyond the Perimeter ::</text:span></text:span></text:p>
        <text:p text:style-name="P5"><text:span text:style-name="T1">Traditional defense focused on building high walls: Defense in Depth. Multiple layers of firewalls, routers with ACLs, DMZs – designed to slow attackers down, like castle fortifications. This assumes attackers always come from the outside and that delay equals defeat. Problems: Ignores insider threats and successful phishing (attackers starting </text:span><text:span text:style-name="Emphasis"><text:span text:style-name="T1">inside</text:span></text:span><text:span text:style-name="T1">). Can create complex, poorly coordinated silos of control. Doesn't inherently provide visibility needed for detection and response.</text:span></text:p>
        <text:p text:style-name="P5"><text:soft-page-break/><text:span text:style-name="Strong_20_Emphasis"><text:span text:style-name="T1">Defense in Breadth:</text:span></text:span><text:span text:style-name="T1"> Recognizes attacks occur across all layers, especially the Application layer. Incorporates protections like next-generation firewalls (NGFWs) with application awareness and intrusion prevention (IPS) capabilities. Unified Threat Management (UTM) devices consolidate multiple security functions (firewall, IDS/IPS, anti-malware, VPN) into a single appliance, often used at network edges. Acknowledges the need for wider protection but may still retain a perimeter focus.</text:span></text:p>
        <text:p text:style-name="P5"><text:span text:style-name="Strong_20_Emphasis"><text:span text:style-name="T1">Demilitarized Zone (DMZ):</text:span></text:span><text:span text:style-name="T1"> A traditional segmented network buffer zone hosting externally accessible services (web servers, email servers). Isolated by firewalls from both the internet and the internal trusted network. Compromise of a DMZ system theoretically shouldn't grant access to the internal LAN. Less relevant as services move to the cloud, but the concept of isolating untrusted systems persists. Honeypots (systems designed as bait) are sometimes placed in DMZs or externally to lure, monitor, and distract attackers, gathering intelligence on their methods.</text:span></text:p>
        <text:p text:style-name="P5"><text:span text:style-name="Strong_20_Emphasis"><text:span text:style-name="T1">Defensible Network Architecture:</text:span></text:span><text:span text:style-name="T1"> The modern paradigm. Assumes breaches </text:span><text:span text:style-name="Emphasis"><text:span text:style-name="T1">will</text:span></text:span><text:span text:style-name="T1"> happen. Focus shifts from solely prevention to rapid </text:span><text:span text:style-name="Emphasis"><text:span text:style-name="T1">detection</text:span></text:span><text:span text:style-name="T1">, </text:span><text:span text:style-name="Emphasis"><text:span text:style-name="T1">response</text:span></text:span><text:span text:style-name="T1">, and </text:span><text:span text:style-name="Emphasis"><text:span text:style-name="T1">containment</text:span></text:span><text:span text:style-name="T1">. Aligns defenses with the attack lifecycle, enabling visibility at each stage.</text:span></text:p>
        <text:list xml:id="list1846568171352685366" text:style-name="L9">
          <text:list-item>
            <text:p text:style-name="P13"><text:span text:style-name="Strong_20_Emphasis"><text:span text:style-name="T1">Visibility is Key:</text:span></text:span><text:span text:style-name="T1"> Comprehensive logging is essential. NetFlow/IPFIX for network traffic summaries, logs from firewalls, proxies, servers (web, auth, DNS), endpoints, applications. Centralize logs in a Security Information and Event Management (SIEM) system or log management platform (Elastic Stack, Splunk) for storage, querying, correlation, and alerting. Without data, you are blind post-incident. </text:span></text:p>
          </text:list-item>
          <text:list-item>
            <text:p text:style-name="P13"><text:span text:style-name="Strong_20_Emphasis"><text:span text:style-name="T1">Assume Compromise:</text:span></text:span><text:span text:style-name="T1"> Design the network knowing attackers may already be inside, possibly originating from user desktops via phishing. The "hard shell, soft center" is obsolete. </text:span></text:p>
          </text:list-item>
          <text:list-item>
            <text:p text:style-name="P13"><text:span text:style-name="Strong_20_Emphasis"><text:span text:style-name="T1">Containment &amp; Isolation:</text:span></text:span><text:span text:style-name="T1"> Implement controls to limit the blast radius. Effective network segmentation (internal firewalls, micro-segmentation) is crucial. Develop capabilities to rapidly isolate compromised hosts or network segments, possibly using EDR tools or dynamic firewall rules, without necessarily tipping off the attacker immediately. Create choke points for monitoring and control. </text:span></text:p>
          </text:list-item>
          <text:list-item>
            <text:p text:style-name="P13"><text:span text:style-name="Strong_20_Emphasis"><text:span text:style-name="T1">Incident Response Readiness:</text:span></text:span><text:span text:style-name="T1"> Develop playbooks/runbooks for common incident types, ensuring repeatable, effective responses based on asset value and risk. The goal is not just to block, but to understand, contain, eradicate, and recover. </text:span></text:p>
          </text:list-item>
        </text:list>
        <text:p text:style-name="P1">:: Intel Feed :: Sector 05 ::</text:p>
        <text:p text:style-name="P14">Defense in Depth (Castle Walls) is outdated; attackers breach perimeters.</text:p>
        <text:p text:style-name="P14">Defense in Breadth acknowledges wider attack surfaces (Apps, NGFW/UTM).</text:p>
        <text:p text:style-name="P14">Defensible Architecture assumes breach. Prioritize Visibility (Logging, SIEM ), Detection, Response, and Containment.</text:p>
        <text:p text:style-name="P14"><text:soft-page-break/>Log everything feasible: network flows, auth events, endpoint activity. Centralize and correlate.</text:p>
        <text:p text:style-name="P14">Segment internally, isolate actively. EDR and internal firewalls are critical tools. Prepare to fight inside your own wire.</text:p>
        <text:p text:style-name="Horizontal_20_Line"/>
        <text:p text:style-name="P1">Transmission complete. The grid is a dynamic battlefield. Attack vectors evolve. Defenses adapt or crumble. Internalize these concepts. Practice their application. Obscurity is your armor. Enumeration is your weapon. Knowledge of both attack and defense is the path to true operational capability. Keep your presence obfuscated. Alien37 disconnecting.</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2T22:38:26.16</meta:creation-date>
    <meta:document-statistic meta:table-count="0" meta:image-count="0" meta:object-count="0" meta:page-count="12" meta:paragraph-count="138" meta:word-count="3902" meta:character-count="27641"/>
    <dc:date>2025-04-12T22:38:34.30</dc:date>
    <meta:editing-duration>PT9S</meta:editing-duration>
    <meta:editing-cycles>1</meta:editing-cycles>
    <meta:generator>OpenOffice/4.1.15$Win32 OpenOffice.org_project/4115m2$Build-9813</meta:generator>
  </office:meta>
</office:document-meta>
</file>